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Preformatted_20_Text">
      <style:text-properties officeooo:rsid="001a0f7d" officeooo:paragraph-rsid="001a0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dap 서버와 krb 서버가 구축 되어야 함</text:p>
      <text:p text:style-name="P1"/>
      <text:p text:style-name="P1"><text:tab/>/etc/auto.master.d/</text:p>
      <text:p text:style-name="P1"><text:tab/>/-<text:tab/>직접맵</text:p>
      <text:p text:style-name="P1"><text:tab/>설정파일 (절대경로와 파일이름은 원하는 데로)<text:tab/></text:p>
      <text:p text:style-name="P1"><text:tab/>ex) /- /etc/auto.indirect</text:p>
      <text:p text:style-name="P1"/>
      <text:p text:style-name="P1"><text:tab/>/etc</text:p>
      <text:p text:style-name="P1"><text:tab/>직접맵</text:p>
      <text:p text:style-name="P1"><text:tab/>마운트포인트<text:tab/>-마운트옵션<text:tab/>nfs서버의공유자원</text:p>
      <text:p text:style-name="P1"><text:tab/>직접맵인경우는 마운트포인트가 반드시 절대경로여야함</text:p>
      <text:p text:style-name="P1"/>
      <text:p text:style-name="P1"><text:tab/>ex) /mnt/manual<text:tab/>-rw,sync,sec=sys<text:tab/>s2:shares/manual</text:p>
      <text:p text:style-name="P1"/>
      <text:p text:style-name="P1"/>
      <text:p text:style-name="P1">간접맵</text:p>
      <text:p text:style-name="P1"><text:tab/>/etc/auto.master.d/</text:p>
      <text:p text:style-name="P1"><text:tab/>- 왼쪽 첫부분에 절대경로를 적음</text:p>
      <text:p text:style-name="P1"><text:tab/>- ex)/mnt (/mnt를 기준 디렉토리로 설정) <text:s/></text:p>
      <text:p text:style-name="P1"/>
      <text:p text:style-name="P1"><text:tab/>/etc/</text:p>
      <text:p text:style-name="P1"><text:tab/>- 상대경로를 적음</text:p>
      <text:p text:style-name="P1"><text:tab/></text:p>
      <text:p text:style-name="P1"><text:tab/>설정 파일 보기</text:p>
      <text:p text:style-name="P1"><text:tab/>df -ah</text:p>
      <text:p text:style-name="P1"/>
      <text:p text:style-name="P1"/>
      <text:p text:style-name="P1"><text:tab/>직접맵으로 하기 어려운 경우</text:p>
      <text:p text:style-name="P1"><text:tab/>- 접속 허용할 계정을 제한할 경우</text:p>
      <text:p text:style-name="P1"><text:tab/><text:tab/>*<text:tab/>-...<text:tab/>s2:/home/&amp;</text:p>
      <text:p text:style-name="P1"><text:tab/><text:tab/>- 간접맵</text:p>
      <text:p text:style-name="P1"><text:tab/><text:tab/> *<text:tab/>-rw,sync,sec=krb5p<text:tab/>s2:/shares/&amp;</text:p>
      <text:p text:style-name="P1"><text:tab/><text:tab/> * 처음 위치에만 가능</text:p>
      <text:p text:style-name="P1"><text:tab/><text:tab/> &amp; 마지막 위치에만 가능</text:p>
      <text:p text:style-name="P1"><text:tab/><text:tab/> 문법상 처음과 끝이 같아야 됨</text:p>
      <text:p text:style-name="P1"><text:tab/><text:tab/><text:tab/>ex) test<text:tab/>-... s2:/share/test <text:s text:c="2"/>O</text:p>
      <text:p text:style-name="P1"><text:tab/><text:tab/><text:tab/><text:tab/>test<text:tab/>-... s2:/shares/test2test O</text:p>
      <text:p text:style-name="P1"/>
      <text:p text:style-name="P1"/>
      <text:p text:style-name="P1"/>
      <text:p text:style-name="P1"><text:tab/>wget -O /etc/krb5.keytab http://classroom.example.com/pub/keytabs/desktop2.keytab</text:p>
      <text:p text:style-name="P1"/>
      <text:p text:style-name="P1">samba automount</text:p>
      <text:p text:style-name="P1"><text:tab/>nfs와 거의 비슷</text:p>
      <text:p text:style-name="P1"><text:tab/>옵션에</text:p>
      <text:p text:style-name="P1"><text:tab/><text:tab/>-fstype=cifs,credentials=/.../.. ://servername/마운트할 디렉토리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나눔고딕2" svg:font-family="나눔고딕" style:font-family-generic="modern" style:font-pitch="fixed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font-name-asian="나눔고딕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나눔고딕2" style:font-family-asian="나눔고딕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4" meta:word-count="245" meta:character-count="714" meta:non-whitespace-character-count="589"/>
    <meta:generator>LibreOffice/5.3.6.1$Linux_X86_64 LibreOffice_project/30$Build-1</meta:generator>
  </office:meta>
</office:document-meta>
</file>